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style:writing-mode="page"/>
    </style:style>
    <style:style style:name="P1" style:family="paragraph" style:parent-style-name="Table_20_Contents">
      <style:text-properties officeooo:rsid="000340d2" officeooo:paragraph-rsid="000340d2"/>
    </style:style>
    <style:style style:name="P2" style:family="paragraph" style:parent-style-name="Table_20_Contents">
      <style:text-properties officeooo:rsid="00047bc4" officeooo:paragraph-rsid="00047bc4"/>
    </style:style>
    <style:style style:name="P3" style:family="paragraph" style:parent-style-name="Text_20_body">
      <style:text-properties officeooo:rsid="000340d2" officeooo:paragraph-rsid="000340d2"/>
    </style:style>
    <style:style style:name="P4" style:family="paragraph" style:parent-style-name="Text_20_body">
      <style:text-properties fo:font-weight="bold" officeooo:rsid="000340d2" officeooo:paragraph-rsid="000340d2" style:font-weight-asian="bold" style:font-weight-complex="bold"/>
    </style:style>
    <style:style style:name="P5" style:family="paragraph" style:parent-style-name="Text_20_body">
      <style:text-properties officeooo:rsid="0005f843" officeooo:paragraph-rsid="0005f843"/>
    </style:style>
    <style:style style:name="P6" style:family="paragraph" style:parent-style-name="Title">
      <style:text-properties officeooo:rsid="000340d2"/>
    </style:style>
    <style:style style:name="P7" style:family="paragraph" style:parent-style-name="Table_20_Contents">
      <style:text-properties officeooo:rsid="000a3ea0" officeooo:paragraph-rsid="000a3ea0"/>
    </style:style>
    <style:style style:name="P8" style:family="paragraph" style:parent-style-name="Heading_20_1">
      <style:text-properties officeooo:rsid="000340d2" officeooo:paragraph-rsid="000340d2"/>
    </style:style>
    <style:style style:name="P9" style:family="paragraph" style:parent-style-name="Heading_20_2">
      <style:text-properties officeooo:rsid="000340d2" officeooo:paragraph-rsid="000340d2"/>
    </style:style>
    <style:style style:name="P10" style:family="paragraph" style:parent-style-name="Heading_20_3">
      <style:text-properties officeooo:rsid="0005f843" officeooo:paragraph-rsid="0005f843"/>
    </style:style>
    <style:style style:name="P11" style:family="paragraph" style:parent-style-name="Heading_20_3">
      <style:text-properties officeooo:rsid="000a3ea0" officeooo:paragraph-rsid="000a3ea0"/>
    </style:style>
    <style:style style:name="P12" style:family="paragraph" style:parent-style-name="Text_20_body" style:list-style-name="L1">
      <style:text-properties officeooo:rsid="000340d2" officeooo:paragraph-rsid="000340d2"/>
    </style:style>
    <style:style style:name="P13" style:family="paragraph" style:parent-style-name="Text_20_body" style:list-style-name="L2">
      <style:text-properties officeooo:rsid="0005f843" officeooo:paragraph-rsid="0005f843"/>
    </style:style>
    <style:style style:name="P14" style:family="paragraph" style:parent-style-name="Text_20_body">
      <style:text-properties officeooo:rsid="0007c4ca" officeooo:paragraph-rsid="0007c4ca"/>
    </style:style>
    <style:style style:name="P15" style:family="paragraph" style:parent-style-name="Text_20_body">
      <style:text-properties officeooo:rsid="0008c555" officeooo:paragraph-rsid="0008c555"/>
    </style:style>
    <style:style style:name="P16" style:family="paragraph" style:parent-style-name="Text_20_body">
      <style:text-properties officeooo:rsid="0009cb93" officeooo:paragraph-rsid="0009cb93"/>
    </style:style>
    <style:style style:name="P17" style:family="paragraph" style:parent-style-name="Text_20_body">
      <style:text-properties officeooo:rsid="000a3ea0" officeooo:paragraph-rsid="000a3ea0"/>
    </style:style>
    <style:style style:name="P18" style:family="paragraph" style:parent-style-name="Text_20_body">
      <style:text-properties officeooo:rsid="000b24c2" officeooo:paragraph-rsid="000b24c2"/>
    </style:style>
    <style:style style:name="P19" style:family="paragraph" style:parent-style-name="Text_20_body">
      <style:text-properties officeooo:rsid="000b3cb0" officeooo:paragraph-rsid="000b3cb0"/>
    </style:style>
    <style:style style:name="T1" style:family="text">
      <style:text-properties officeooo:rsid="0005f843"/>
    </style:style>
    <style:style style:name="T2" style:family="text">
      <style:text-properties style:font-name="Liberation Sans" fo:font-size="14.1000003814697pt" fo:font-weight="bold" officeooo:rsid="0008c555" style:font-name-asian="MS Gothic" style:font-size-asian="14.1000003814697pt" style:font-weight-asian="bold" style:font-name-complex="Arial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rbarzyńca</text:p>
      <text:h text:style-name="P8" text:outline-level="1">Cechy klasowe</text:h>
      <text:p text:style-name="P3">Jako barbarzyńca, uzyskujesz poniższe cechy.</text:p>
      <text:h text:style-name="Heading_20_2" text:outline-level="2">Punkty życia</text:h>
      <text:p text:style-name="P3">Kośći życia: 1k12 na poziom barbarzyńcy</text:p>
      <text:p text:style-name="P3">Punkty życia na 1-szym poziomie: 12 + modyfikator z Budowy.</text:p>
      <text:p text:style-name="P3">Punkty życia na wyższych poziomach: 1k2 (lub 7) + modyfikator z Budowy na poziom po 1-szym.</text:p>
      <text:h text:style-name="P9" text:outline-level="2">Biegłości</text:h>
      <text:p text:style-name="P3">Zbroja: lekkie zbroje, średnie zbroje, tarcze</text:p>
      <text:p text:style-name="P3">Bronie: proste bronie, bronie wojskowych</text:p>
      <text:p text:style-name="P3">Narzędzia: żadne</text:p>
      <text:p text:style-name="P3">Rzuty obronne: Siła, Budowa</text:p>
      <text:p text:style-name="P3">Umijętności: Wybierz dwie z Opieka nad zwierzętami, Atletyka, Zastraszanie, Natura, Percepcja i Sztuka przetrwania</text:p>
      <text:h text:style-name="P9" text:outline-level="2">Ekwipunek</text:h>
      <text:p text:style-name="P3">Zaczynasz grę z poniższym ekwipunkiem, w ddoatku do ekwipunku zapewnianego przez Twoje tło historyczne:</text:p>
      <text:list xml:id="list2493485302" text:style-name="L1">
        <text:list-item>
          <text:p text:style-name="P12">(a) wielki topór lub (b) dowolna inna broń wojskowych</text:p>
        </text:list-item>
        <text:list-item>
          <text:p text:style-name="P12">(a) dwa toporki ręczne lub (b) dowolna prosta broń</text:p>
        </text:list-item>
        <text:list-item>
          <text:p text:style-name="P12">Zestaw eksploratora i 4 włócznie</text:p>
        </text:list-item>
      </text:list>
      <text:p text:style-name="P4">Barbarzyńca</text:p>
      <table:table table:name="Tabela1" table:style-name="Tabela1">
        <table:table-column table:style-name="Tabela1.A" table:number-columns-repeated="5"/>
        <table:table-row table:style-name="TableLine2717217498928">
          <table:table-cell table:style-name="Tabela1.A1" office:value-type="string">
            <text:p text:style-name="P1">Poziom</text:p>
          </table:table-cell>
          <table:table-cell table:style-name="Tabela1.A1" office:value-type="string">
            <text:p text:style-name="P1">Bonus z biegłości</text:p>
          </table:table-cell>
          <table:table-cell table:style-name="Tabela1.A1" office:value-type="string">
            <text:p text:style-name="P1">Cechy</text:p>
          </table:table-cell>
          <table:table-cell table:style-name="Tabela1.A1" office:value-type="string">
            <text:p text:style-name="P1">Szał</text:p>
          </table:table-cell>
          <table:table-cell table:style-name="Tabela1.A1" office:value-type="string">
            <text:p text:style-name="P1">Obrażenia szału</text:p>
          </table:table-cell>
        </table:table-row>
        <table:table-row table:style-name="TableLine2717217506272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+2</text:p>
          </table:table-cell>
          <table:table-cell table:style-name="Tabela1.A1" office:value-type="string">
            <text:p text:style-name="P1">Szał, Obrona bez <text:span text:style-name="T1">zbroi</text:span></text:p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502736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+2</text:p>
          </table:table-cell>
          <table:table-cell table:style-name="Tabela1.A1" office:value-type="string">
            <text:p text:style-name="P1">Szalony atak, Zmysł niebezpieczeństwa</text:p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494304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+2</text:p>
          </table:table-cell>
          <table:table-cell table:style-name="Tabela1.A1" office:value-type="string">
            <text:p text:style-name="P1">Pierwotny szlak</text:p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501648"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2</text:p>
          </table:table-cell>
          <table:table-cell table:style-name="Tabela1.A1" office:value-type="string">
            <text:p text:style-name="P1">Zwiększenie wartości atrybutu</text:p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508176"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+3</text:p>
          </table:table-cell>
          <table:table-cell table:style-name="Tabela1.A1" office:value-type="string">
            <text:p text:style-name="P1">Dodatkowy atak, Szybkie poruszanie się</text:p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503552">
          <table:table-cell table:style-name="Tabela1.A1" office:value-type="string">
            <text:p text:style-name="P1">6</text:p>
          </table:table-cell>
          <table:table-cell table:style-name="Tabela1.A1" office:value-type="string">
            <text:p text:style-name="P1">+3</text:p>
          </table:table-cell>
          <table:table-cell table:style-name="Tabela1.A1" office:value-type="string">
            <text:p text:style-name="P1">Cecha pierwotnego <text:soft-page-break/>szlaku</text:p>
          </table:table-cell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506816">
          <table:table-cell table:style-name="Tabela1.A1" office:value-type="string">
            <text:p text:style-name="P1">7</text:p>
          </table:table-cell>
          <table:table-cell table:style-name="Tabela1.A1" office:value-type="string">
            <text:p text:style-name="P1">+3</text:p>
          </table:table-cell>
          <table:table-cell table:style-name="Tabela1.A1" office:value-type="string">
            <text:p text:style-name="P1">Pierwotny instynkt</text:p>
          </table:table-cell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500288">
          <table:table-cell table:style-name="Tabela1.A1" office:value-type="string">
            <text:p text:style-name="P1">8</text:p>
          </table:table-cell>
          <table:table-cell table:style-name="Tabela1.A1" office:value-type="string">
            <text:p text:style-name="P1">+3</text:p>
          </table:table-cell>
          <table:table-cell table:style-name="Tabela1.A1" office:value-type="string">
            <text:p text:style-name="P1">Zwiększenie wartości atrybutu</text:p>
          </table:table-cell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2</text:p>
          </table:table-cell>
        </table:table-row>
        <table:table-row table:style-name="TableLine2717217493488">
          <table:table-cell table:style-name="Tabela1.A1" office:value-type="string">
            <text:p text:style-name="P1">9</text:p>
          </table:table-cell>
          <table:table-cell table:style-name="Tabela1.A1" office:value-type="string">
            <text:p text:style-name="P1">+4</text:p>
          </table:table-cell>
          <table:table-cell table:style-name="Tabela1.A1" office:value-type="string">
            <text:p text:style-name="P1">Brutalny krytyk (1 kość)</text:p>
          </table:table-cell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507088">
          <table:table-cell table:style-name="Tabela1.A1" office:value-type="string">
            <text:p text:style-name="P1">10</text:p>
          </table:table-cell>
          <table:table-cell table:style-name="Tabela1.A1" office:value-type="string">
            <text:p text:style-name="P1">+4</text:p>
          </table:table-cell>
          <table:table-cell table:style-name="Tabela1.A1" office:value-type="string">
            <text:p text:style-name="P1">Cecha pierwotnego szlaku</text:p>
          </table:table-cell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508992">
          <table:table-cell table:style-name="Tabela1.A1" office:value-type="string">
            <text:p text:style-name="P1">11</text:p>
          </table:table-cell>
          <table:table-cell table:style-name="Tabela1.A1" office:value-type="string">
            <text:p text:style-name="P1">+4</text:p>
          </table:table-cell>
          <table:table-cell table:style-name="Tabela1.A1" office:value-type="string">
            <text:p text:style-name="P7">Wzburzony szał</text:p>
          </table:table-cell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501104">
          <table:table-cell table:style-name="Tabela1.A1" office:value-type="string">
            <text:p text:style-name="P1">12</text:p>
          </table:table-cell>
          <table:table-cell table:style-name="Tabela1.A1" office:value-type="string">
            <text:p text:style-name="P1">+4</text:p>
          </table:table-cell>
          <table:table-cell table:style-name="Tabela1.A1" office:value-type="string">
            <text:p text:style-name="P2">Zwiększenie wartości atrybutu</text:p>
          </table:table-cell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507360">
          <table:table-cell table:style-name="Tabela1.A1" office:value-type="string">
            <text:p text:style-name="P1">13</text:p>
          </table:table-cell>
          <table:table-cell table:style-name="Tabela1.A1" office:value-type="string">
            <text:p text:style-name="P1">+5</text:p>
          </table:table-cell>
          <table:table-cell table:style-name="Tabela1.A1" office:value-type="string">
            <text:p text:style-name="P2">Brutalny krytyk (2 kości)</text:p>
          </table:table-cell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504096">
          <table:table-cell table:style-name="Tabela1.A1" office:value-type="string">
            <text:p text:style-name="P1">14</text:p>
          </table:table-cell>
          <table:table-cell table:style-name="Tabela1.A1" office:value-type="string">
            <text:p text:style-name="P1">+5</text:p>
          </table:table-cell>
          <table:table-cell table:style-name="Tabela1.A1" office:value-type="string">
            <text:p text:style-name="P2">Cecha pierwotnego szlaku</text:p>
          </table:table-cell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495120">
          <table:table-cell table:style-name="Tabela1.A1" office:value-type="string">
            <text:p text:style-name="P1">15</text:p>
          </table:table-cell>
          <table:table-cell table:style-name="Tabela1.A1" office:value-type="string">
            <text:p text:style-name="P1">+5</text:p>
          </table:table-cell>
          <table:table-cell table:style-name="Tabela1.A1" office:value-type="string">
            <text:p text:style-name="P2">Ciągły szał</text:p>
          </table:table-cell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+3</text:p>
          </table:table-cell>
        </table:table-row>
        <table:table-row table:style-name="TableLine2717217503824">
          <table:table-cell table:style-name="Tabela1.A1" office:value-type="string">
            <text:p text:style-name="P1">16</text:p>
          </table:table-cell>
          <table:table-cell table:style-name="Tabela1.A1" office:value-type="string">
            <text:p text:style-name="P1">+5</text:p>
          </table:table-cell>
          <table:table-cell table:style-name="Tabela1.A1" office:value-type="string">
            <text:p text:style-name="P2">Zwiększenie wartości atrybutu</text:p>
          </table:table-cell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+4</text:p>
          </table:table-cell>
        </table:table-row>
        <table:table-row table:style-name="TableLine2717217504912">
          <table:table-cell table:style-name="Tabela1.A1" office:value-type="string">
            <text:p text:style-name="P1">17</text:p>
          </table:table-cell>
          <table:table-cell table:style-name="Tabela1.A1" office:value-type="string">
            <text:p text:style-name="P1">+5</text:p>
          </table:table-cell>
          <table:table-cell table:style-name="Tabela1.A1" office:value-type="string">
            <text:p text:style-name="P2">Brutalny krytyk (3 kości)</text:p>
          </table:table-cell>
          <table:table-cell table:style-name="Tabela1.A1" office:value-type="string">
            <text:p text:style-name="P1">6</text:p>
          </table:table-cell>
          <table:table-cell table:style-name="Tabela1.A1" office:value-type="string">
            <text:p text:style-name="P1">+4</text:p>
          </table:table-cell>
        </table:table-row>
        <table:table-row table:style-name="TableLine2717217496752">
          <table:table-cell table:style-name="Tabela1.A1" office:value-type="string">
            <text:p text:style-name="P1">18</text:p>
          </table:table-cell>
          <table:table-cell table:style-name="Tabela1.A1" office:value-type="string">
            <text:p text:style-name="P1">+6</text:p>
          </table:table-cell>
          <table:table-cell table:style-name="Tabela1.A1" office:value-type="string">
            <text:p text:style-name="P2">Niezłomna siła</text:p>
          </table:table-cell>
          <table:table-cell table:style-name="Tabela1.A1" office:value-type="string">
            <text:p text:style-name="P1">6</text:p>
          </table:table-cell>
          <table:table-cell table:style-name="Tabela1.A1" office:value-type="string">
            <text:p text:style-name="P1">+4</text:p>
          </table:table-cell>
        </table:table-row>
        <table:table-row table:style-name="TableLine2717217497024">
          <table:table-cell table:style-name="Tabela1.A1" office:value-type="string">
            <text:p text:style-name="P1">19</text:p>
          </table:table-cell>
          <table:table-cell table:style-name="Tabela1.A1" office:value-type="string">
            <text:p text:style-name="P1">+6</text:p>
          </table:table-cell>
          <table:table-cell table:style-name="Tabela1.A1" office:value-type="string">
            <text:p text:style-name="P2">Zwiększenie wartości atrybutu</text:p>
          </table:table-cell>
          <table:table-cell table:style-name="Tabela1.A1" office:value-type="string">
            <text:p text:style-name="P1">6</text:p>
          </table:table-cell>
          <table:table-cell table:style-name="Tabela1.A1" office:value-type="string">
            <text:p text:style-name="P1">+4</text:p>
          </table:table-cell>
        </table:table-row>
        <table:table-row table:style-name="TableLine2717217493760">
          <table:table-cell table:style-name="Tabela1.A1" office:value-type="string">
            <text:p text:style-name="P1">20</text:p>
          </table:table-cell>
          <table:table-cell table:style-name="Tabela1.A1" office:value-type="string">
            <text:p text:style-name="P1">+6</text:p>
          </table:table-cell>
          <table:table-cell table:style-name="Tabela1.A1" office:value-type="string">
            <text:p text:style-name="P2">Pierwotny czempion</text:p>
          </table:table-cell>
          <table:table-cell table:style-name="Tabela1.A1" office:value-type="string">
            <text:p text:style-name="P1">Nielimitowany</text:p>
          </table:table-cell>
          <table:table-cell table:style-name="Tabela1.A1" office:value-type="string">
            <text:p text:style-name="P1">+4</text:p>
          </table:table-cell>
        </table:table-row>
      </table:table>
      <text:h text:style-name="Heading_20_3" text:outline-level="3">Szał</text:h>
      <text:p text:style-name="P5">Podczas walki, walczysz z pierwotną zapalczywością. W swojej turze możesz wejść w szał za pośrednictwem akcji bonusowej.</text:p>
      <text:p text:style-name="P5">W trakcie szału otrzymujesz poniższe korzyści, jeśli nie nosisz ciężkiej zbroi:</text:p>
      <text:list xml:id="list2953808759" text:style-name="L2">
        <text:list-item>
          <text:p text:style-name="P13">Masz Przewagę na rzutach na Siłę, wliczając w to rzuty obronne.</text:p>
        </text:list-item>
        <text:list-item>
          <text:p text:style-name="P13">Kiedy wykonujesz atak bronią wręcz korzystając z Siły, otrzymujesz bonus do rzutu na obrażenia który zwiększa się wraz z Twoimi poziomami barbarzyńcy, co pokazano w kolumnie Obrażenia szału w tabeli Barbarzyńca.</text:p>
        </text:list-item>
        <text:list-item>
          <text:p text:style-name="P13">Masz odporność na obrażenia kłute, cięte i obuchowe.</text:p>
        </text:list-item>
      </text:list>
      <text:p text:style-name="P5">Jeśli potrafisz rzucać zaklęcia, nie możesz tego robić lub koncentrować się na nich kiedy jesteś ogarnięty szałem.</text:p>
      <text:p text:style-name="P5">Szał trwa 1 minutę. Kończy się wcześniej jeśli stracisz przytomność lub jeśli tura się kończy, a Ty nie zaatakowałeś wrogiej istoty od swojej ostatniej tury lub nie otrzymałeś od tego czasu obrażeń. Możesz także zakończyć szał w swojej turze (akcja bonusowa).</text:p>
      <text:p text:style-name="P5">Kiedy w danym dniu osiągniesz limit szałów określony w kolumnie Szał i tabeli Barbarzyńca, musisz zakończyć długi odpoczynek, zanim możesz znowu wejść w szał (licznik się wtedy zeruje).</text:p>
      <text:h text:style-name="P10" text:outline-level="3">Obrona bez zbroi</text:h>
      <text:p text:style-name="P5">Jeśli nie nosisz żadnej zbroi, Twoja Klasa Pancerza wynosi 10 + Twój modyfikator ze Zręczności + Twój modyfikator z Budowy. Możesz korzystać z tarczy i tego bonusu jednocześnie.</text:p>
      <text:h text:style-name="P10" text:outline-level="3"><text:soft-page-break/>Szalony atak</text:h>
      <text:p text:style-name="P14">Zaczynając od 2-go poziomu, możesz zacząć atakować bez przejmowania się obroną, za to skupiając się na sile swego ataku. Kiedy wykonujesz pierwszy atak w turze, możesz się zdecydować na szalony atak. Sprawia to, że Twoje ataki wręcz bazujące na Sile otrzymują Przewagę, ale ataki wykonywane przeciwko Tobie także ją mają. </text:p>
      <text:h text:style-name="Heading_20_3" text:outline-level="3">Zmysł niebezpieczeństwa</text:h>
      <text:p text:style-name="P14">Na 2 poziomie otrzymujesz niezwykły zmysł informujący Cię o tym, gdy coś jest nie tak. Daje Ci to przewagę przy unikaniu niebezpieczeństwa. </text:p>
      <text:p text:style-name="P14">Otrzymujesz Przewagę na rzutach obronnych na Zręczność przeciwko efektom które widzisz, takim jak pułapki i zaklęcia. By korzystać z tego benefitu, nie możesz być oślepiony, ogłuszony lub unieruchomiony.</text:p>
      <text:h text:style-name="Heading_20_3" text:outline-level="3">Pierwotny s<text:span text:style-name="T2">zlak</text:span></text:h>
      <text:p text:style-name="P15">Na 3-cim poziomie wybierasz szlak, który dookreśla naturę Twojego szału. Wybierz Szlak berserka lub Szlak wojownika totemicznego (obydwie opisane na końcu klasy postaci). Twój wybór daje Ci pewne cechy na 3-cim poziomie i znowu na 6-tym, 10-tym i 14-stym.</text:p>
      <text:h text:style-name="Heading_20_3" text:outline-level="3">Zwiększenie wartości atrybutu</text:h>
      <text:p text:style-name="P15">Kiedy osiągasz 4-ty poziom i znowu na 8-mym, 12-tym, 16-tym i 19-tym, zwiększasz wartość jednego atrybutu o 2 lub 2 o 1. Jak zawsze, nie możesz zwiększyć atrybutu powyżej 20-tu przy pomocy tego rozwinięcia. </text:p>
      <text:h text:style-name="Heading_20_3" text:outline-level="3">Dodatkowy atak</text:h>
      <text:p text:style-name="P15">Zaczynając od 5-tego poziomu, możesz zaatakować dwukrotnie, zamiast jeden raz, kiedy wykonujesz akcję Atak w swojej turze. </text:p>
      <text:h text:style-name="Heading_20_3" text:outline-level="3">Szybkie poruszanie się</text:h>
      <text:p text:style-name="P15">Zaczynając od 5-tego poziomu, Twoja szybkość zwiększa się o 10 stóp kiedy nie nosisz ciężkiej zbroi.</text:p>
      <text:h text:style-name="Heading_20_3" text:outline-level="3">Pierwotny instynkt</text:h>
      <text:p text:style-name="P16">Od 7-mego poziomu Twoje zmysły są tak wyostrzone, że masz Przewagę na testach inicjatywy.</text:p>
      <text:p text:style-name="P16">Dodatkowo, jeśli jesteś zaskoczony na początku walki i nie jesteś unieruchomiony, możesz działać normalnie w swojej pierwszej turze, ale tylko jeśli wejdziesz w Szał zanim uczynisz cokolwiek innego w tej turze. </text:p>
      <text:h text:style-name="Heading_20_3" text:outline-level="3">Brutalny krytyk</text:h>
      <text:p text:style-name="P17">Zaczynając od 9-tego poziomu, możesz rzucić jedną dodatkową kością obrażeń broni kiedy określasz dodatkowe obrażenia dla krytycznego ataku walką do walki wręcz.</text:p>
      <text:p text:style-name="P17">Zwiększa się to do dwóch dodatkowych kości na 13-tym poziomie i trzech na 17-tym poziomie.</text:p>
      <text:h text:style-name="P11" text:outline-level="3"><text:soft-page-break/>Wzburzony szał</text:h>
      <text:p text:style-name="P17">Zaczynając na 11-tym poziomie, Twój szał sprawia, że dalej walczysz, mimo okropnych ran. Jeśli Twoje punkty życia spadną do 0 kiedy jesteś w szale i nie umrzesz natychmiast, możesz wykonać rzut obronny na Kondycję o ST 10. Jeśli jest on udany, Twoje PŻ osiągają wartość 1.</text:p>
      <text:p text:style-name="P17">Za każdym razem, gdy korzystasz z tej cechy po pierwszym razie, jej ST zwiększa się o 5. Kiedy kończysz krótki lub długi odpoczynek, ST resetuje sięz powrotem do wartości 10.</text:p>
      <text:h text:style-name="Heading_20_3" text:outline-level="3">Ciągły szał</text:h>
      <text:p text:style-name="P17">Zacząwszy od 15-tego poziomu, Twój szał jest tak potężny, że kończy się wcześniej tylko jeśli stracisz przytomność lub zdecydujesz się go zakończyć.</text:p>
      <text:h text:style-name="Heading_20_3" text:outline-level="3">Niezłomna siła</text:h>
      <text:p text:style-name="P18">Zaczynając od 18-tego poziomu, jeśli Twoja wartość rzutu na Siłę jest mniejsza niż Twoja wartość Siły, możesz wykorzystać wartość siły w miejsce wartości rzutu.</text:p>
      <text:h text:style-name="Heading_20_3" text:outline-level="3">Pierwotny czempion</text:h>
      <text:p text:style-name="P19">Na 20-tym poziomie, uosabiasz siłę dziczy. Twoja Siła i Budowa zwiększają się o 4 każda. Twoje nowe maksimum tych Atrybutów to 24.</text:p>
      <text:p text:style-name="P19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8c555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11:47:58.969000000</dc:date>
    <meta:editing-duration>PT21M44S</meta:editing-duration>
    <meta:editing-cycles>5</meta:editing-cycles>
    <meta:generator>LibreOffice/7.1.4.2$Windows_X86_64 LibreOffice_project/a529a4fab45b75fefc5b6226684193eb000654f6</meta:generator>
    <meta:document-statistic meta:table-count="1" meta:image-count="0" meta:object-count="0" meta:page-count="4" meta:paragraph-count="163" meta:word-count="922" meta:character-count="5721" meta:non-whitespace-character-count="4963"/>
  </office:meta>
</office:document-meta>
</file>